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t02 SRS</text:p>
      <text:p text:style-name="Standard"/>
      <text:p text:style-name="P2">Abstract</text:p>
      <text:p text:style-name="Standard">The goal of this project is to create a micro-blog that is <text:s/>better than the existing micro-blogs.</text:p>
      <text:p text:style-name="Standard"/>
      <text:p text:style-name="P2">Functional Requirements</text:p>
      <text:p text:style-name="P3">The following is a list of features that should be present in the alpha version of the project.</text:p>
      <text:p text:style-name="P3"/>
      <text:p text:style-name="P1">Sign up</text:p>
      <text:p text:style-name="P3">A registration form will be available in a dedicated registration page. <text:s/>The registration form will contain the following fields</text:p>
      <text:list xml:id="list796467005" text:style-name="L1">
        <text:list-item>
          <text:p text:style-name="P5">Name (trim|required|max_length[100])</text:p>
        </text:list-item>
        <text:list-item>
          <text:p text:style-name="P5">Username (trim|required|max_length[10]|alpha_dash)</text:p>
        </text:list-item>
        <text:list-item>
          <text:p text:style-name="P5">Email (trim|required|valid_email|max_length[100])</text:p>
        </text:list-item>
        <text:list-item>
          <text:p text:style-name="P5">Password (trim|required|sha1|max_length[50])</text:p>
        </text:list-item>
        <text:list-item>
          <text:p text:style-name="P5">Re-type password (trim|required|matches[password])</text:p>
        </text:list-item>
        <text:list-item>
          <text:p text:style-name="P5">Captcha (trim|required)</text:p>
        </text:list-item>
      </text:list>
      <text:p text:style-name="P3"/>
      <text:p text:style-name="P3">The signup form also has the following validations:</text:p>
      <text:list xml:id="list463204644" text:style-name="L4">
        <text:list-item>
          <text:p text:style-name="P8"><text:span text:style-name="T1">The username is checked against the existing usernames in the database</text:span></text:p>
        </text:list-item>
        <text:list-item>
          <text:p text:style-name="P8"><text:span text:style-name="T1">The email is checked against the existing emails in the database</text:span></text:p>
        </text:list-item>
      </text:list>
      <text:p text:style-name="Standard"><text:span text:style-name="T1"/></text:p>
      <text:p text:style-name="Standard"><text:span text:style-name="T1">After a successful sign up, a verification link will be sent to the email of the user. <text:s/>Once the verification link has been clicked, the user can now start using the account</text:span></text:p>
      <text:p text:style-name="P3"/>
      <text:p text:style-name="P1">Login</text:p>
      <text:p text:style-name="P3">A login form will be available in the welcome page. <text:s/>The login form will require the following fields</text:p>
      <text:list xml:id="list2016850075" text:style-name="L2">
        <text:list-item>
          <text:p text:style-name="P6">Name – The user's real name</text:p>
        </text:list-item>
        <text:list-item>
          <text:p text:style-name="P6">Username – Will serve as the user's url &lt;domain&gt;/&lt;username&gt;</text:p>
        </text:list-item>
        <text:list-item>
          <text:p text:style-name="P6">Password – The password entered during sign up</text:p>
        </text:list-item>
      </text:list>
      <text:p text:style-name="P3"/>
      <text:p text:style-name="P3">A successful login will redirect the user to the home page</text:p>
      <text:p text:style-name="P3"/>
      <text:p text:style-name="P1">Home</text:p>
      <text:p text:style-name="P3">The home page will contain the following sections:</text:p>
      <text:list xml:id="list1875463149" text:style-name="L5">
        <text:list-item>
          <text:p text:style-name="P9"><text:span text:style-name="T1">A textarea where the user can start threads</text:span></text:p>
        </text:list-item>
        <text:list-item>
          <text:p text:style-name="P9"><text:span text:style-name="T1">Threads where the conversations are kept in place</text:span></text:p>
        </text:list-item>
      </text:list>
      <text:p text:style-name="Standard"><text:span text:style-name="T1"/></text:p>
      <text:p text:style-name="P1">Threads</text:p>
      <text:list xml:id="list610440322" text:continue-numbering="true" text:style-name="L5">
        <text:list-item>
          <text:p text:style-name="P9"><text:span text:style-name="T1">Posts with parent_post_id of zero will serve as the start of their respective threads</text:span></text:p>
        </text:list-item>
      </text:list>
      <text:p text:style-name="P3"/>
      <text:p text:style-name="P1">Menu</text:p>
      <text:p text:style-name="P3">Pages will contain a menu bar that the user can use to easily navigate the main features of the application. <text:s/>The menu will contain the following links:</text:p>
      <text:list xml:id="list1978520827" text:style-name="L3">
        <text:list-item>
          <text:p text:style-name="P7">Home – link to the homepage</text:p>
        </text:list-item>
        <text:list-item>
          <text:p text:style-name="P7">Settings</text:p>
        </text:list-item>
      </text:list>
      <text:p text:style-name="P3"/>
      <text:p text:style-name="P1"><text:soft-page-break/>Settings</text:p>
      <text:p text:style-name="P3">A settings page will be availa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ell Benavidez</meta:initial-creator>
    <meta:creation-date>2009-03-30T17:22:34</meta:creation-date>
    <dc:date>2009-04-09T21:00:19</dc:date>
    <dc:creator>Randell Benavidez</dc:creator>
    <meta:editing-duration>PT09H42M46S</meta:editing-duration>
    <meta:editing-cycles>104</meta:editing-cycles>
    <meta:generator>OpenOffice.org/3.0$Unix OpenOffice.org_project/300m15$Build-9379</meta:generator>
    <meta:document-statistic meta:table-count="0" meta:image-count="0" meta:object-count="0" meta:page-count="2" meta:paragraph-count="35" meta:word-count="287" meta:character-count="1760"/>
  </office:meta>
</office:document-meta>
</file>